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727cm" fo:margin-left="-0.028cm" table:align="left" style:writing-mode="lr-tb"/>
    </style:style>
    <style:style style:name="Tabla1.A" style:family="table-column">
      <style:table-column-properties style:column-width="1.099cm"/>
    </style:style>
    <style:style style:name="Tabla1.B" style:family="table-column">
      <style:table-column-properties style:column-width="7.544cm"/>
    </style:style>
    <style:style style:name="Tabla1.C" style:family="table-column">
      <style:table-column-properties style:column-width="5.415cm"/>
    </style:style>
    <style:style style:name="Tabla1.D" style:family="table-column">
      <style:table-column-properties style:column-width="2.214cm"/>
    </style:style>
    <style:style style:name="Tabla1.E" style:family="table-column">
      <style:table-column-properties style:column-width="1.455cm"/>
    </style:style>
    <style:style style:name="Tabla1.1" style:family="table-row">
      <style:table-row-properties style:min-row-height="0.88cm" fo:keep-together="auto"/>
    </style:style>
    <style:style style:name="Tabla1.A1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E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A2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.E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7a5b5b" officeooo:paragraph-rsid="007a5b5b" style:font-weight-asian="bold" style:font-weight-complex="bold"/>
    </style:style>
    <style:style style:name="P2" style:family="paragraph" style:parent-style-name="Standard">
      <style:paragraph-properties fo:line-height="150%">
        <style:tab-stops>
          <style:tab-stop style:position="0.026cm"/>
          <style:tab-stop style:position="0.053cm"/>
        </style:tab-stops>
      </style:paragraph-properties>
      <style:text-properties style:font-name="Liberation Serif" fo:language="es" fo:country="AR" officeooo:paragraph-rsid="00b9de8d" style:font-name-complex="Ari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erif" fo:language="es" fo:country="AR" officeooo:paragraph-rsid="00b9de8d" style:font-name-complex="Arial"/>
    </style:style>
    <style:style style:name="P4" style:family="paragraph" style:parent-style-name="Standard">
      <style:text-properties style:font-name="Liberation Serif" fo:font-size="10pt" fo:language="es" fo:country="ES" officeooo:paragraph-rsid="00b9de8d" style:font-size-asian="10pt" style:language-asian="es" style:country-asian="ES" style:font-name-complex="Arial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Liberation Serif" fo:font-size="10pt" fo:language="es" fo:country="ES" officeooo:paragraph-rsid="00b9de8d" style:font-size-asian="10pt" style:language-asian="es" style:country-asian="ES" style:font-name-complex="Arial" style:font-size-complex="10pt"/>
    </style:style>
    <style:style style:name="P6" style:family="paragraph" style:parent-style-name="Standard">
      <style:text-properties style:font-name="Liberation Serif" fo:font-size="10pt" officeooo:paragraph-rsid="00b9de8d" style:font-size-asian="10pt" style:language-asian="es" style:country-asian="ES" style:font-name-complex="Arial" style:font-size-complex="10pt"/>
    </style:style>
    <style:style style:name="P7" style:family="paragraph" style:parent-style-name="Standard">
      <style:paragraph-properties fo:line-height="150%" fo:text-align="end" style:justify-single-word="false">
        <style:tab-stops>
          <style:tab-stop style:position="0.953cm"/>
          <style:tab-stop style:position="1.27cm"/>
        </style:tab-stops>
      </style:paragraph-properties>
      <style:text-properties style:font-name="Times New Roman" fo:font-size="12pt" officeooo:paragraph-rsid="00d61bdc" style:font-size-asian="12pt" style:font-size-complex="12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bb7d9e" style:font-size-asian="12pt"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2pt" fo:language="es" fo:country="AR" style:text-underline-style="solid" style:text-underline-width="auto" style:text-underline-color="font-color" fo:font-weight="bold" officeooo:paragraph-rsid="00bb7d9e" style:font-size-asian="12pt" style:font-weight-asian="bold" style:font-name-complex="Arial" style:font-size-complex="12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2pt" fo:language="es" fo:country="AR" fo:font-weight="bold" officeooo:paragraph-rsid="00b9de8d" style:font-size-asian="12pt" style:font-weight-asian="bold" style:font-name-complex="Arial" style:font-size-complex="12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" fo:font-size="12pt" fo:language="es" fo:country="AR" fo:font-weight="bold" officeooo:paragraph-rsid="00bb7d9e" style:font-size-asian="12pt" style:font-weight-asian="bold" style:font-name-complex="Arial" style:font-size-complex="12pt"/>
    </style:style>
    <style:style style:name="P12" style:family="paragraph" style:parent-style-name="Standard">
      <style:paragraph-properties fo:line-height="150%" fo:text-align="justify" style:justify-single-word="false">
        <style:tab-stops>
          <style:tab-stop style:position="0.053cm"/>
        </style:tab-stops>
      </style:paragraph-properties>
      <style:text-properties style:font-name="Times New Roman" fo:language="es" fo:country="AR" officeooo:paragraph-rsid="00bb7d9e" style:font-name-complex="Arial"/>
    </style:style>
    <style:style style:name="P13" style:family="paragraph" style:parent-style-name="Standard">
      <style:paragraph-properties fo:line-height="150%" fo:text-align="justify" style:justify-single-word="false">
        <style:tab-stops>
          <style:tab-stop style:position="0.953cm"/>
          <style:tab-stop style:position="1.27cm"/>
        </style:tab-stops>
      </style:paragraph-properties>
      <style:text-properties style:font-name="Times New Roman" fo:language="es" fo:country="AR" officeooo:paragraph-rsid="00bb7d9e" style:font-name-complex="Arial"/>
    </style:style>
    <style:style style:name="P1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12cm" fo:language="es" fo:country="ES" style:text-underline-style="none" fo:font-weight="normal" officeooo:rsid="001f30e1" officeooo:paragraph-rsid="00b9de8d" style:font-size-asian="10pt" style:language-asian="es" style:country-asian="ES" style:font-weight-asian="normal" style:font-name-complex="Lucida Sans" style:font-size-complex="10pt" style:font-weight-complex="normal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>
        <style:tab-stops>
          <style:tab-stop style:position="2.36cm"/>
        </style:tab-stops>
      </style:paragraph-properties>
      <style:text-properties fo:color="#221f1f" style:text-position="-5% 100%" style:font-name="Arial" fo:font-size="12pt" fo:letter-spacing="-0.012cm" fo:language="es" fo:country="AR" fo:font-weight="bold" officeooo:rsid="001f30e1" officeooo:paragraph-rsid="00d71bab" style:font-size-asian="12pt" style:font-weight-asian="bold" style:font-name-complex="Lucida Sans" style:font-size-complex="12pt" style:font-weight-complex="bold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iberation Serif" fo:font-size="12pt" fo:letter-spacing="-0.012cm" style:text-underline-style="solid" style:text-underline-width="auto" style:text-underline-color="font-color" fo:font-weight="normal" officeooo:rsid="001f30e1" officeooo:paragraph-rsid="007a5b5b" style:font-size-asian="12pt" style:font-weight-asian="normal" style:font-name-complex="Lucida Sans" style:font-size-complex="12pt" style:font-weight-complex="normal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>
        <style:tab-stops>
          <style:tab-stop style:position="2.36cm"/>
        </style:tab-stops>
      </style:paragraph-properties>
      <style:text-properties fo:color="#221f1f" style:text-position="-5% 100%" style:font-name="Times New Roman" fo:font-size="12pt" fo:letter-spacing="-0.012cm" fo:language="es" fo:country="AR" fo:font-weight="normal" officeooo:rsid="001f30e1" officeooo:paragraph-rsid="00d71bab" style:font-size-asian="12pt" style:font-weight-asian="normal" style:font-name-complex="Lucida Sans" style:font-size-complex="12pt" style:font-weight-complex="normal"/>
    </style:style>
    <style:style style:name="P18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iberation Serif" fo:font-size="8pt" fo:letter-spacing="-0.007cm" fo:language="es" fo:country="ES" style:text-underline-style="solid" style:text-underline-width="auto" style:text-underline-color="font-color" fo:font-weight="normal" officeooo:rsid="001f30e1" officeooo:paragraph-rsid="00d71bab" style:font-size-asian="8pt" style:language-asian="es" style:country-asian="ES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iberation Serif" fo:font-size="8pt" fo:letter-spacing="-0.007cm" fo:language="es" fo:country="ES" style:text-underline-style="solid" style:text-underline-width="auto" style:text-underline-color="font-color" fo:font-weight="normal" officeooo:rsid="001f30e1" officeooo:paragraph-rsid="00dc3de7" style:font-size-asian="8pt" style:language-asian="es" style:country-asian="ES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iberation Serif" fo:font-size="8pt" fo:letter-spacing="-0.012cm" fo:language="es" fo:country="ES" style:text-underline-style="solid" style:text-underline-width="auto" style:text-underline-color="font-color" fo:font-weight="normal" officeooo:rsid="001f30e1" officeooo:paragraph-rsid="00d71bab" style:font-size-asian="8pt" style:language-asian="es" style:country-asian="ES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iberation Serif" fo:font-size="8pt" fo:letter-spacing="-0.012cm" fo:language="es" fo:country="ES" style:text-underline-style="solid" style:text-underline-width="auto" style:text-underline-color="font-color" fo:font-weight="normal" officeooo:rsid="001f30e1" officeooo:paragraph-rsid="00dc3de7" style:font-size-asian="8pt" style:language-asian="es" style:country-asian="ES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2.561cm" fo:margin-right="0cm" fo:line-height="150%" fo:text-align="justify" style:justify-single-word="false" fo:text-indent="1.249cm" style:auto-text-indent="false"/>
      <style:text-properties style:font-name="Times New Roman" fo:font-size="12pt" fo:language="es" fo:country="AR" fo:font-weight="normal" officeooo:paragraph-rsid="00bb7d9e" style:font-size-asian="12pt" style:font-weight-asian="normal" style:font-name-complex="Arial" style:font-size-complex="12pt" style:font-weight-complex="normal"/>
    </style:style>
    <style:style style:name="T1" style:family="text">
      <style:text-properties fo:color="#221f1f" style:text-position="-5% 100%" fo:letter-spacing="-0.012cm" fo:language="es" fo:country="AR" fo:font-weight="normal" officeooo:rsid="001f30e1" style:language-asian="es" style:country-asian="AR" style:font-weight-asian="normal" style:font-name-complex="Lucida Sans" style:font-weight-complex="normal"/>
    </style:style>
    <style:style style:name="T2" style:family="text">
      <style:text-properties fo:color="#221f1f" style:text-position="-5% 100%" fo:letter-spacing="-0.007cm" fo:language="es" fo:country="AR" fo:font-style="italic" style:text-underline-style="none" fo:font-weight="normal" officeooo:rsid="001f30e1" fo:background-color="transparent" loext:char-shading-value="0" style:font-style-asian="italic" style:font-weight-asian="normal" style:font-name-complex="Lucida Sans" style:font-style-complex="italic" style:font-weight-complex="normal"/>
    </style:style>
    <style:style style:name="T3" style:family="text">
      <style:text-properties fo:language="es" fo:country="AR" style:font-name-complex="Arial"/>
    </style:style>
    <style:style style:name="T4" style:family="text">
      <style:text-properties fo:language="es" fo:country="AR" fo:font-style="italic" fo:font-weight="bold" style:font-style-asian="italic" style:font-weight-asian="bold" style:font-name-complex="Arial"/>
    </style:style>
    <style:style style:name="T5" style:family="text">
      <style:text-properties fo:language="es" fo:country="AR" style:text-underline-style="solid" style:text-underline-width="auto" style:text-underline-color="font-color" fo:font-weight="bold" style:font-weight-asian="bold" style:font-name-complex="Arial"/>
    </style:style>
    <style:style style:name="T6" style:family="text">
      <style:text-properties fo:language="es" fo:country="AR" fo:font-weight="bold" style:font-weight-asian="bold" style:font-name-complex="Arial"/>
    </style:style>
    <style:style style:name="T7" style:family="text">
      <style:text-properties fo:language="es" fo:country="AR" style:font-name-complex="Arial1"/>
    </style:style>
    <style:style style:name="T8" style:family="text">
      <style:text-properties style:text-underline-style="solid" style:text-underline-width="auto" style:text-underline-color="font-color" officeooo:rsid="0086b826"/>
    </style:style>
    <style:style style:name="T9" style:family="text">
      <style:text-properties officeooo:rsid="0086b82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8"><text:span text:style-name="T5">Visto</text:span><text:span text:style-name="T6">:</text:span></text:p>
      <text:p text:style-name="P8"><text:span text:style-name="T3"><text:tab/>Los pedidos de </text:span><text:span text:style-name="T4">Transporte Escolar </text:span><text:span text:style-name="T3">efectuados por diversas personas e instituciones según Expedientes adjuntos,</text:span></text:p>
      <text:p text:style-name="P9"/>
      <text:p text:style-name="P8"><text:span text:style-name="T5">Y considerando</text:span><text:span text:style-name="T6">:</text:span></text:p>
      <text:p text:style-name="P8"><text:span text:style-name="T3"><text:tab/> <text:tab/><text:tab/>Que en reunión de labor parlamentaria se ha decidido dar curso favorable a las solicitudes de Subsidios para </text:span><text:span text:style-name="T4"><text:s/>Transporte Escolar .</text:span></text:p>
      <text:p text:style-name="P22">El Concejo Municipal de Rosario</text:p>
      <text:p text:style-name="P10"/>
      <text:p text:style-name="P11">RESUELVE</text:p>
      <text:p text:style-name="P11"/>
      <text:p text:style-name="P8"><text:span text:style-name="T3">1º.- Autorizar la entrega de Subsidios para </text:span><text:span text:style-name="T4"><text:s/>Transporte Escolar </text:span><text:span text:style-name="T3">de acuerdo a la reglamentación vigente a:</text:span></text:p>
      <text:p text:style-name="P17"><text:span text:style-name="T8">Cantidad</text:span><text:span text:style-name="T9">: </text:span><text:placeholder text:placeholder-type="text">&lt;count(o.subsidy_resolution_line_ids)&gt;</text:placeholder></text:p>
      <text:p text:style-name="P1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19"><text:text-input text:description="&lt;for each=&quot;line in o.subsidy_resolution_line_ids.sorted(key=lambda line: line.expedient_id.number)&quot;&gt;">For each line</text:text-input></text:p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E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14"><text:placeholder text:placeholder-type="text">&lt;line.expedient_id.number&gt;</text:placeholder></text:p>
          </table:table-cell>
          <table:table-cell table:style-name="Tabla1.A2" office:value-type="string">
            <text:p text:style-name="P14"><text:placeholder text:placeholder-type="text">&lt;line.name&gt;</text:placeholder></text:p>
          </table:table-cell>
          <table:table-cell table:style-name="Tabla1.A2" office:value-type="string">
            <text:p text:style-name="P14"><text:placeholder text:placeholder-type="text">&lt;line.dni&gt;</text:placeholder></text:p>
          </table:table-cell>
          <table:table-cell table:style-name="Tabla1.E2" office:value-type="string">
            <text:p text:style-name="P14"><text:placeholder text:placeholder-type="text">&lt;line.amount&gt;</text:placeholder></text:p>
          </table:table-cell>
        </table:table-row>
        <table:table-row table:style-name="Tabla1.1">
          <table:table-cell table:style-name="Tabla1.A2" office:value-type="string">
            <text:p text:style-name="P21"><text:text-input text:description="&lt;/for&gt;">End For</text:text-input></text:p>
          </table:table-cell>
          <table:table-cell table:style-name="Tabla1.A2" office:value-type="string">
            <text:p text:style-name="P20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4"/>
          </table:table-cell>
          <table:table-cell table:style-name="Tabla1.E2" office:value-type="string">
            <text:p text:style-name="P5"/>
          </table:table-cell>
        </table:table-row>
      </table:table>
      <text:p text:style-name="P2"/>
      <text:p text:style-name="P3"/>
      <text:p text:style-name="P12">2º - El gasto que demande el cumplimiento de la presente será imputado a la partida presupuestaría correspondiente, en caso de ser insuficiente se autoriza a la <text:s/>Presidencia a producir las modificaciones presupuestarias necesarias para dar cumplimiento a la presente.</text:p>
      <text:p text:style-name="P13"/>
      <text:p text:style-name="P13">3º - <text:s/>Comuníquese.- <text:s text:c="69"/></text:p>
      <text:p text:style-name="P7"><text:span text:style-name="T3">Rosario, </text:span><text:span text:style-name="T1"><text:placeholder text:placeholder-type="text">&lt;formatLang(o.date, date=True)&gt;</text:placeholder></text:span><text:span text:style-name="T2">.</text:span><text:span text:style-name="T7">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11-02T11:27:14.881100016</dc:date>
    <meta:editing-duration>P2DT9H37M23S</meta:editing-duration>
    <meta:editing-cycles>173</meta:editing-cycles>
    <meta:generator>LibreOffice/5.1.6.2$Linux_X86_64 LibreOffice_project/10m0$Build-2</meta:generator>
    <dc:title>ir.actions.report.xml</dc:title>
    <meta:document-statistic meta:table-count="1" meta:image-count="0" meta:object-count="0" meta:page-count="1" meta:paragraph-count="17" meta:word-count="121" meta:character-count="940" meta:non-whitespace-character-count="761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